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5ba" officeooo:paragraph-rsid="001df194"/>
    </style:style>
    <style:style style:name="P2" style:family="paragraph" style:parent-style-name="Standard">
      <style:text-properties officeooo:rsid="001135ba" officeooo:paragraph-rsid="001f8488"/>
    </style:style>
    <style:style style:name="P3" style:family="paragraph" style:parent-style-name="Standard">
      <style:text-properties officeooo:rsid="001135ba" officeooo:paragraph-rsid="0021196c"/>
    </style:style>
    <style:style style:name="P4" style:family="paragraph" style:parent-style-name="Standard">
      <style:text-properties officeooo:rsid="001df194" officeooo:paragraph-rsid="001df194"/>
    </style:style>
    <style:style style:name="P5" style:family="paragraph" style:parent-style-name="Standard">
      <style:text-properties officeooo:rsid="000cc7b3" officeooo:paragraph-rsid="0021196c"/>
    </style:style>
    <style:style style:name="P6" style:family="paragraph" style:parent-style-name="Standard">
      <style:text-properties officeooo:rsid="000b4f20" officeooo:paragraph-rsid="0021edfc"/>
    </style:style>
    <style:style style:name="P7" style:family="paragraph" style:parent-style-name="Standard">
      <style:text-properties officeooo:rsid="001135ba" officeooo:paragraph-rsid="0021edfc"/>
    </style:style>
    <style:style style:name="P8" style:family="paragraph" style:parent-style-name="Standard">
      <style:text-properties officeooo:rsid="001135ba" officeooo:paragraph-rsid="00227675"/>
    </style:style>
    <style:style style:name="T1" style:family="text">
      <style:text-properties officeooo:rsid="001336bd"/>
    </style:style>
    <style:style style:name="T2" style:family="text">
      <style:text-properties officeooo:rsid="0011d4a6"/>
    </style:style>
    <style:style style:name="T3" style:family="text">
      <style:text-properties officeooo:rsid="001df194"/>
    </style:style>
    <style:style style:name="T4" style:family="text">
      <style:text-properties officeooo:rsid="000b4f20"/>
    </style:style>
    <style:style style:name="T5" style:family="text">
      <style:text-properties officeooo:rsid="000d07a3"/>
    </style:style>
    <style:style style:name="T6" style:family="text">
      <style:text-properties officeooo:rsid="001f8488"/>
    </style:style>
    <style:style style:name="T7" style:family="text">
      <style:text-properties officeooo:rsid="000cb1ac"/>
    </style:style>
    <style:style style:name="T8" style:family="text">
      <style:text-properties officeooo:rsid="000cc7b3"/>
    </style:style>
    <style:style style:name="T9" style:family="text">
      <style:text-properties officeooo:rsid="0021edf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fe7d4" style:font-style-asian="normal" style:font-style-complex="normal"/>
    </style:style>
    <style:style style:name="T12" style:family="text">
      <style:text-properties officeooo:rsid="000fe7d4"/>
    </style:style>
    <style:style style:name="T13" style:family="text">
      <style:text-properties fo:font-style="italic" officeooo:rsid="000fe7d4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KT</text:p>
      <text:p text:style-name="P4"><text:tab/>/system reset-configuration</text:p>
      <text:p text:style-name="P1"/>
      <text:p text:style-name="P1">Tux2: (Ligado no switch na porta 7)</text:p>
      <text:p text:style-name="P1"><text:tab/> ifconfig eth1 172.16.111.<text:span text:style-name="T1">1</text:span>/24</text:p>
      <text:p text:style-name="P3"><text:tab/><text:span text:style-name="T8">route add -net 172.16.110.0/24 gw 172.16.111.253</text:span></text:p>
      <text:p text:style-name="P1"/>
      <text:p text:style-name="P1">Tux3: (Ligado no switch na porta 14)</text:p>
      <text:p text:style-name="P1"><text:tab/><text:span text:style-name="T2">ifconfig eth1 172.16.110.1/24</text:span></text:p>
      <text:p text:style-name="P5"><text:tab/>route add -net 172.16.111.0/24 gw 172.16.110.254</text:p>
      <text:p text:style-name="P1"/>
      <text:p text:style-name="P1">Tux4: (Ligado ao switch/router)<text:span text:style-name="T3">(Ligado nas portas 21 </text:span><text:span text:style-name="T6">22</text:span><text:span text:style-name="T3">)</text:span></text:p>
      <text:p text:style-name="P1"><text:tab/><text:span text:style-name="T2">ifconfig eth1 172.16.110.254/24</text:span></text:p>
      <text:p text:style-name="P2"><text:tab/><text:span text:style-name="T4">ifconfig eth2 172.16.111.</text:span><text:span text:style-name="T5">253</text:span><text:span text:style-name="T4">/24</text:span></text:p>
      <text:p text:style-name="P2"><text:tab/>/interface bridge add name=bridge<text:span text:style-name="T3">11</text:span>0</text:p>
      <text:p text:style-name="P1"><text:tab/>/interface bridge add name=bridge<text:span text:style-name="T3">11</text:span>1</text:p>
      <text:p text:style-name="P1"><text:tab/>/interface bridge port remove [find interface=ether2<text:span text:style-name="T3">1</text:span>] <text:s/>(Tux4 ligado na porta 2<text:span text:style-name="T3">1</text:span> do switch)</text:p>
      <text:p text:style-name="P1"><text:tab/>/interface bridge port remove [find interface=ether7] <text:s/>(Tux2 ligado na porta 7 do switch)</text:p>
      <text:p text:style-name="P1"><text:tab/>/interface bridge port remove [find interface=ether14] <text:s/>(Tux3 ligado na porta 14 do switch)</text:p>
      <text:p text:style-name="P1"><text:tab/>/interface bridge port add bridge=bridge<text:span text:style-name="T3">11</text:span>0 interface=ether2<text:span text:style-name="T3">1</text:span></text:p>
      <text:p text:style-name="P1"><text:tab/>/interface bridge port add bridge=bridge<text:span text:style-name="T3">11</text:span>0 interface=ether14</text:p>
      <text:p text:style-name="P1"><text:tab/>/interface bridge port add bridge=bridge<text:span text:style-name="T3">11</text:span>1 interface=ether7</text:p>
      <text:p text:style-name="P2"><text:tab/>sysctl net.ipv4.ip_forward=1</text:p>
      <text:p text:style-name="P2"><text:tab/>sysctl net.ipv4.icmp_echo_ignore_broadcasts=0</text:p>
      <text:p text:style-name="P2"><text:tab/>/<text:span text:style-name="T7">interface bridge port remove [find interface =ether2</text:span><text:span text:style-name="T6">2</text:span><text:span text:style-name="T7">]</text:span></text:p>
      <text:p text:style-name="P2"><text:tab/>/<text:span text:style-name="T7">interface bridge port add bridge=bridge</text:span><text:span text:style-name="T6">11</text:span><text:span text:style-name="T7">1 interface=ether2</text:span><text:span text:style-name="T6">2</text:span></text:p>
      <text:p text:style-name="P6"><text:span text:style-name="T7"><text:tab/>interface bridge port remove [find interface =ether2</text:span><text:span text:style-name="T9">4</text:span><text:span text:style-name="T7">]</text:span></text:p>
      <text:p text:style-name="P7"><text:tab/>/<text:span text:style-name="T7">interface bridge port add bridge=bridge</text:span><text:span text:style-name="T6">11</text:span><text:span text:style-name="T7">1 interface=ether2</text:span><text:span text:style-name="T9">4</text:span></text:p>
      <text:p text:style-name="P8"><text:tab/><text:span text:style-name="T12">(trocar consola de switch para RC na porta 24)</text:span></text:p>
      <text:p text:style-name="P8"><text:tab/><text:span text:style-name="T3">/system reset-configuration</text:span></text:p>
      <text:p text:style-name="P8"><text:tab/>/<text:span text:style-name="T13">ip address add address=172.16.1.111</text:span><text:span text:style-name="T11">/24 interface=ether1</text:span></text:p>
      <text:p text:style-name="P8"><text:span text:style-name="T11"><text:tab/></text:span><text:span text:style-name="T10">/</text:span><text:span text:style-name="T13">ip address add address=172.16.111.254</text:span><text:span text:style-name="T11">/24 interface=ether2</text:span></text:p>
      <text:p text:style-name="P8"><text:span text:style-name="T11"><text:tab/></text:span></text:p>
      <text:p text:style-name="P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6T11:14:39.874216817</meta:creation-date>
    <dc:date>2024-12-06T12:33:15.238546757</dc:date>
    <meta:editing-duration>PT4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165" meta:character-count="1417" meta:non-whitespace-character-count="1250"/>
  </office:meta>
</office:document-meta>
</file>